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>
      <style:text-properties officeooo:rsid="001deb6a" officeooo:paragraph-rsid="001deb6a"/>
    </style:style>
    <style:style style:name="P3" style:family="paragraph" style:parent-style-name="Heading_20_1" style:master-page-name="First_20_Page">
      <style:paragraph-properties style:page-number="auto"/>
      <style:text-properties officeooo:rsid="00200276" officeooo:paragraph-rsid="00200276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2036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9353962" text:style-name="Outline">
        <text:list-item>
          <text:h text:style-name="P3" text:outline-level="1">GO</text:h>
        </text:list-item>
        <text:list-item>
          <text:h text:style-name="P2" text:outline-level="1">,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1-9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list xml:id="list233846219612732" text:continue-numbering="true" text:style-name="Outline">
        <text:list-item>
          <text:list>
            <text:list-item>
              <text:h text:style-name="P4" text:outline-level="2">Retorno multiple</text:h>
            </text:list-item>
          </text:list>
        </text:list-item>
      </text:list>
      <text:p text:style-name="P6">package main</text:p>
      <text:p text:style-name="P6"/>
      <text:p text:style-name="P6">import "fmt"</text:p>
      <text:p text:style-name="P6"/>
      <text:p text:style-name="P6">func swap(x, y string) (string, string) {</text:p>
      <text:p text:style-name="P6"><text:tab/>return y, x</text:p>
      <text:p text:style-name="P6">}</text:p>
      <text:p text:style-name="P6"/>
      <text:p text:style-name="P6">func main() {</text:p>
      <text:p text:style-name="P6"><text:tab/>a, b := swap("hello", "world")</text:p>
      <text:p text:style-name="P6"><text:tab/>fmt.Println(a, b)</text:p>
      <text:p text:style-name="P5">}</text:p>
      <text:p text:style-name="P5"/>
      <text:p text:style-name="P5"/>
      <text:p text:style-name="P5"><text:a xlink:type="simple" xlink:href="https://tour.golang.org/moretypes/13" text:style-name="Internet_20_link" text:visited-style-name="Visited_20_Internet_20_Link"><text:span text:style-name="T5">un recorrido por g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09-30T22:12:12.442000000</meta:creation-date>
    <meta:editing-duration>PT1H26M34S</meta:editing-duration>
    <meta:generator>LibreOffice/6.1.0.3$Windows_X86_64 LibreOffice_project/efb621ed25068d70781dc026f7e9c5187a4decd1</meta:generator>
    <dc:date>2018-09-30T23:38:44.719000000</dc:date>
    <meta:document-statistic meta:table-count="0" meta:image-count="0" meta:object-count="0" meta:page-count="2" meta:paragraph-count="20" meta:word-count="47" meta:character-count="286" meta:non-whitespace-character-count="2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